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1f88" officeooo:paragraph-rsid="001f1f88"/>
    </style:style>
    <style:style style:name="P2" style:family="paragraph" style:parent-style-name="Standard">
      <style:text-properties fo:font-size="18pt" fo:font-weight="bold" officeooo:rsid="001f1f88" officeooo:paragraph-rsid="001f1f88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1f1f88" officeooo:paragraph-rsid="001f1f88"/>
    </style:style>
    <style:style style:name="T1" style:family="text">
      <style:text-properties officeooo:rsid="001f6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ND – Adversarial Game Playing Agent</text:p>
      <text:p text:style-name="P1"/>
      <text:p text:style-name="P1">I implemented the Monte Carlo Tree Search algorithm.</text:p>
      <text:p text:style-name="P1">Here’s the performance, that is the % of successes agains several baselines, over 20 tests: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andom</text:p>
          </table:table-cell>
          <table:table-cell table:style-name="Table1.A1" office:value-type="string">
            <text:p text:style-name="P3">Greedy</text:p>
          </table:table-cell>
          <table:table-cell table:style-name="Table1.D1" office:value-type="string">
            <text:p text:style-name="P3">MiniMax</text:p>
          </table:table-cell>
        </table:table-row>
        <table:table-row table:style-name="Table1.2">
          <table:table-cell table:style-name="Table1.A2" office:value-type="string">
            <text:p text:style-name="P3">MCTS</text:p>
          </table:table-cell>
          <table:table-cell table:style-name="Table1.A2" office:value-type="string">
            <text:p text:style-name="P3">100%</text:p>
          </table:table-cell>
          <table:table-cell table:style-name="Table1.A2" office:value-type="string">
            <text:p text:style-name="P3">95%</text:p>
          </table:table-cell>
          <table:table-cell table:style-name="Table1.D2" office:value-type="string">
            <text:p text:style-name="P3">80%</text:p>
          </table:table-cell>
        </table:table-row>
      </table:table>
      <text:p text:style-name="P1"/>
      <text:p text:style-name="P1">It cleary shows better performance then Random or Greedy as expected, even if it may happen that even a Greedy behavior can be sometimes successful.</text:p>
      <text:p text:style-name="P1">It shows a certain advantage also with respect to MiniMax, as <text:span text:style-name="T1">it makes a more effective search of the most promising moves through random sampl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03:04:00.677772244</meta:creation-date>
    <dc:date>2020-05-17T03:15:08.409656363</dc:date>
    <meta:editing-duration>PT57S</meta:editing-duration>
    <meta:editing-cycles>1</meta:editing-cycles>
    <meta:document-statistic meta:table-count="1" meta:image-count="0" meta:object-count="0" meta:page-count="1" meta:paragraph-count="12" meta:word-count="85" meta:character-count="508" meta:non-whitespace-character-count="434"/>
    <meta:generator>LibreOffice/6.0.7.3$Linux_X86_64 LibreOffice_project/00m0$Build-3</meta:generator>
  </office:meta>
</office:document-meta>
</file>